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#include &lt;iostream&gt;</text:p>
      <text:p text:style-name="Standard">using namespace std;</text:p>
      <text:p text:style-name="Standard">int main()</text:p>
      <text:p text:style-name="Standard"/>
      <text:p text:style-name="Standard">{</text:p>
      <text:p text:style-name="Standard">int *ptr;</text:p>
      <text:p text:style-name="Standard">ptr = new int; // Dynamic memory allocation</text:p>
      <text:p text:style-name="Standard">cout&lt;&lt; "Number of bytes allocated to ptr is " &lt;&lt; sizeof(ptr) &lt;&lt; endl;</text:p>
      <text:p text:style-name="Standard">*ptr = 100;</text:p>
      <text:p text:style-name="Standard">cout &lt;&lt; "Value at ptr is " &lt;&lt; *ptr &lt;&lt; endl;</text:p>
      <text:p text:style-name="Standard">return 0;</text:p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53:21.736000000</meta:creation-date>
    <dc:date>2022-01-03T22:24:30.772000000</dc:date>
    <meta:editing-duration>PT20M51S</meta:editing-duration>
    <meta:editing-cycles>14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1" meta:word-count="48" meta:character-count="235" meta:non-whitespace-character-count="198"/>
  </office:meta>
</office:document-meta>
</file>